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6.025cm" svg:height="8.998cm" svg:x="17.224cm" svg:y="5.447cm">
            <draw:object draw:notify-on-update-of-ranges="Hoja1.C4:Hoja1.C4 Hoja1.C5:Hoja1.C11 Hoja1.B5:Hoja1.B11 Hoja1.D4:Hoja1.D4 Hoja1.D5:Hoja1.D11 Hoja1.B5:Hoja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8cm" svg:height="8.998cm" svg:x="0.723cm" svg:y="5.474cm">
            <draw:object draw:notify-on-update-of-ranges="Hoja1.E4:Hoja1.E4 Hoja1.E5:Hoja1.E11 Hoja1.B5:Hoja1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2" table:number-rows-spanned="1">
            <text:p>Blocksize=1024</text:p>
          </table:table-cell>
          <table:covered-table-cell table:style-name="ce2"/>
          <table:table-cell table:number-columns-repeated="2"/>
        </table:table-row>
        <table:table-row table:style-name="ro3">
          <table:table-cell table:number-columns-repeated="5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2" office:value-type="string">
            <text:p>Secuencial</text:p>
          </table:table-cell>
          <table:table-cell table:style-name="ce2" office:value-type="string">
            <text:p>Paralelo</text:p>
          </table:table-cell>
          <table:table-cell table:style-name="ce2" office:value-type="string">
            <text:p>Aceleraci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0.000001">
            <text:p>0,000001</text:p>
          </table:table-cell>
          <table:table-cell office:value-type="float" office:value="0.000135">
            <text:p>0,000135</text:p>
          </table:table-cell>
          <table:table-cell table:formula="of:=[.C5]/[.D5]" office:value-type="float" office:value="0.00740740740740741">
            <text:p>0,0074074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5]*8" office:value-type="float" office:value="1024">
            <text:p>1024</text:p>
          </table:table-cell>
          <table:table-cell office:value-type="float" office:value="0.000006">
            <text:p>0,000006</text:p>
          </table:table-cell>
          <table:table-cell office:value-type="float" office:value="0.000082">
            <text:p>0,000082</text:p>
          </table:table-cell>
          <table:table-cell table:formula="of:=[.C6]/[.D6]" office:value-type="float" office:value="0.0731707317073171">
            <text:p>0,07317073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6]*4" office:value-type="float" office:value="4096">
            <text:p>4096</text:p>
          </table:table-cell>
          <table:table-cell office:value-type="float" office:value="0.000024">
            <text:p>0,000024</text:p>
          </table:table-cell>
          <table:table-cell office:value-type="float" office:value="0.000183">
            <text:p>0,000183</text:p>
          </table:table-cell>
          <table:table-cell table:formula="of:=[.C7]/[.D7]" office:value-type="float" office:value="0.131147540983607">
            <text:p>0,13114754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7]*128" office:value-type="float" office:value="524288">
            <text:p>524288</text:p>
          </table:table-cell>
          <table:table-cell office:value-type="float" office:value="0.001308">
            <text:p>0,001308</text:p>
          </table:table-cell>
          <table:table-cell office:value-type="float" office:value="0.001381">
            <text:p>0,001381</text:p>
          </table:table-cell>
          <table:table-cell table:formula="of:=[.C8]/[.D8]" office:value-type="float" office:value="0.947139753801593">
            <text:p>0,94713975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000000">
            <text:p>60000000</text:p>
          </table:table-cell>
          <table:table-cell office:value-type="float" office:value="0.136697">
            <text:p>0,136697</text:p>
          </table:table-cell>
          <table:table-cell office:value-type="float" office:value="0.119242">
            <text:p>0,119242</text:p>
          </table:table-cell>
          <table:table-cell table:formula="of:=[.C9]/[.D9]" office:value-type="float" office:value="1.14638298586069">
            <text:p>1,14638298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000000">
            <text:p>67000000</text:p>
          </table:table-cell>
          <table:table-cell office:value-type="float" office:value="0.154216">
            <text:p>0,154216</text:p>
          </table:table-cell>
          <table:table-cell office:value-type="float" office:value="0.132149">
            <text:p>0,132149</text:p>
          </table:table-cell>
          <table:table-cell table:formula="of:=[.C10]/[.D10]" office:value-type="float" office:value="1.16698575093266">
            <text:p>1,16698575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100000">
            <text:p>67100000</text:p>
          </table:table-cell>
          <table:table-cell office:value-type="float" office:value="0.153523">
            <text:p>0,153523</text:p>
          </table:table-cell>
          <table:table-cell office:value-type="float" office:value="0.131146">
            <text:p>0,131146</text:p>
          </table:table-cell>
          <table:table-cell table:formula="of:=[.C11]/[.D11]" office:value-type="float" office:value="1.1706266298629">
            <text:p>1,1706266299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08T13:43:02</meta:creation-date>
    <dc:date>2015-04-08T14:00:55</dc:date>
    <dc:creator>utp </dc:creator>
    <meta:editing-duration>PT14M1S</meta:editing-duration>
    <meta:editing-cycles>4</meta:editing-cycles>
    <meta:generator>LibreOffice/3.5$Linux_X86_64 LibreOffice_project/350m1$Build-2</meta:generator>
    <meta:document-statistic meta:table-count="3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8.999cm" xlink:href=".." xlink:type="simple" chart:class="chart:scatter" chart:style-name="ch1">
        <chart:title svg:x="5.932cm" svg:y="0.315cm" chart:style-name="ch2">
          <text:p>Tiempo de ejecución</text:p>
        </chart:title>
        <chart:legend chart:legend-position="end" svg:x="12.989cm" svg:y="3.951cm" style:legend-expansion="high" chart:style-name="ch3"/>
        <chart:plot-area chart:style-name="ch4" table:cell-range-address="Hoja1.B5:Hoja1.D11 Hoja1.C4:Hoja1.D4" chart:data-source-has-labels="row" svg:x="0.77cm" svg:y="1.631cm" svg:width="11.579cm" svg:height="6.769cm">
          <chartooo:coordinate-region svg:x="1.682cm" svg:y="1.83cm" svg:width="9.924cm" svg:height="5.9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5:Hoja1.C11" chart:label-cell-address="Hoja1.C4:Hoja1.C4" chart:class="chart:scatter">
            <chart:domain table:cell-range-address="Hoja1.B5:Hoja1.B11"/>
            <chart:data-point chart:repeated="7"/>
          </chart:series>
          <chart:series chart:style-name="ch8" chart:values-cell-range-address="Hoja1.D5:Hoja1.D11" chart:label-cell-address="Hoja1.D4:Hoja1.D4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ecuencial</text:p>
                <draw:g>
                  <svg:desc>Hoja1.C4:Hoja1.C4</svg:desc>
                </draw:g>
              </table:table-cell>
              <table:table-cell office:value-type="string">
                <text:p>Paralelo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Hoja1.B5:Hoja1.B11</svg:desc>
                </draw:g>
              </table:table-cell>
              <table:table-cell office:value-type="float" office:value="0.000001">
                <text:p>0.000001</text:p>
                <draw:g>
                  <svg:desc>Hoja1.C5:Hoja1.C11</svg:desc>
                </draw:g>
              </table:table-cell>
              <table:table-cell office:value-type="float" office:value="0.000135">
                <text:p>0.000135</text:p>
                <draw:g>
                  <svg:desc>Hoja1.D5:Hoja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0.001308">
                <text:p>0.001308</text:p>
              </table:table-cell>
              <table:table-cell office:value-type="float" office:value="0.001381">
                <text:p>0.001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136697">
                <text:p>0.136697</text:p>
              </table:table-cell>
              <table:table-cell office:value-type="float" office:value="0.119242">
                <text:p>0.119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00000">
                <text:p>67000000</text:p>
              </table:table-cell>
              <table:table-cell office:value-type="float" office:value="0.154216">
                <text:p>0.154216</text:p>
              </table:table-cell>
              <table:table-cell office:value-type="float" office:value="0.132149">
                <text:p>0.13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00000">
                <text:p>67100000</text:p>
              </table:table-cell>
              <table:table-cell office:value-type="float" office:value="0.153523">
                <text:p>0.153523</text:p>
              </table:table-cell>
              <table:table-cell office:value-type="float" office:value="0.131146">
                <text:p>0.131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scatter" chart:style-name="ch1">
        <chart:title svg:x="6.765cm" svg:y="0.315cm" chart:style-name="ch2">
          <text:p>Aceleración</text:p>
        </chart:title>
        <chart:legend chart:legend-position="end" svg:x="12.856cm" svg:y="4.2cm" style:legend-expansion="high" chart:style-name="ch3"/>
        <chart:plot-area chart:style-name="ch4" table:cell-range-address="Hoja1.B5:Hoja1.B11 Hoja1.E4:Hoja1.E11" chart:data-source-has-labels="row" svg:x="0.769cm" svg:y="1.631cm" svg:width="11.449cm" svg:height="6.769cm">
          <chartooo:coordinate-region svg:x="1.496cm" svg:y="1.831cm" svg:width="9.979cm" svg:height="5.9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11" chart:label-cell-address="Hoja1.E4:Hoja1.E4" chart:class="chart:scatter">
            <chart:domain table:cell-range-address="Hoja1.B5:Hoja1.B1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Aceleración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Hoja1.B5:Hoja1.B11</svg:desc>
                </draw:g>
              </table:table-cell>
              <table:table-cell office:value-type="float" office:value="0.00740740740740741">
                <text:p>0.00740740740740741</text:p>
                <draw:g>
                  <svg:desc>Hoja1.E5:Hoja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0.0731707317073171">
                <text:p>0.0731707317073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131147540983607">
                <text:p>0.131147540983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0.947139753801593">
                <text:p>0.947139753801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1.14638298586069">
                <text:p>1.14638298586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00000">
                <text:p>67000000</text:p>
              </table:table-cell>
              <table:table-cell office:value-type="float" office:value="1.16698575093266">
                <text:p>1.16698575093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00000">
                <text:p>67100000</text:p>
              </table:table-cell>
              <table:table-cell office:value-type="float" office:value="1.1706266298629">
                <text:p>1.1706266298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